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top="0.423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.423cm" fo:margin-bottom="0cm" style:contextual-spacing="false" fo:line-height="120%" style:writing-mode="lr-tb"/>
    </style:style>
    <style:style style:name="P3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8pt" fo:font-style="normal" style:text-underline-style="none" fo:font-weight="bold" officeooo:rsid="001d0e72" officeooo:paragraph-rsid="0019e05b" style:text-blinking="false" fo:background-color="transparent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normal" officeooo:rsid="001ee8c7" style:text-blinking="false" fo:background-color="transparent" loext:char-shading-value="0"/>
    </style:style>
    <style:style style:name="T3" style:family="text">
      <style:text-properties officeooo:rsid="001f45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docs-internal-guid-84032a57-7fff-7d17-d66d-b535d0070cfb"/>Enunciado entidad relación</text:p>
      <text:p text:style-name="P2"><text:span text:style-name="T1">Se q</text:span><text:span text:style-name="T2">u</text:span><text:span text:style-name="T1">iere crear una base de datos para la línea de parques acuáticos “El Chorrete”.</text:span></text:p>
      <text:p text:style-name="P1">De cada parque queremos guardar el código único, el aforo máximo, la localización y horario.</text:p>
      <text:p text:style-name="P1">Se precisa saber la información sobre los clientes que visitan el parque. Se conoce de cada cliente el DNI, la edad, el nombre, el sexo y el teléfono. </text:p>
      <text:p text:style-name="P1">Existen diversas atracciones en el parque. Las atracciones se identifican por un código único, edad mínima, nombre, peso máximo y aforo. Las atracciones se clasifican en tres tipos: nivel bajo, nivel medio y nivel extremo. En las atracciones de nivel extremo te piden una altura mínima. Cada cliente puede montarse en una o varias atracciones, y en cada atracción se pueden montar uno o varios clientes</text:p>
      <text:p text:style-name="P1">Los empleados trabajan en un parque, y en cada parque trabajan muchos empleados. De cada empleado se necesita saber su número de la seguridad social, nombre, DNI, teléfono, dirección y salario. Entre los empleados podemos distinguir socorristas, mantenimiento, seguridad, limpieza y vendedores. Se pide saber el nivel de titulación de los socorristas, y de los empleados de seguridad se pide el número de placa. Los empleados de mantenimiento son los encargados de reparar las atracciones, y se debe registrar el número de atracciones registradas. Un empleado puede supervisar a varios empleados. Cada empleado solo puede ejercer su profesión</text:p>
      <text:p text:style-name="P1">Los socorristas vigilan como máximo una atracción. Una atracción puede ser vigilada por hasta tres socorristas. Se pide registrar la hora en la que empieza el turno y la hora en la que finaliza.</text:p>
      <text:p text:style-name="P1">Los vendedores trabajan en un puesto de trabajo determinado, del que se quiere saber horario, tipo y código de tienda. En cada puesto pueden trabajar como máximo 5 empleados.</text:p>
      <text:p text:style-name="Text_20_body"><text:line-break/><text:span text:style-name="T3">Realizado por Javier Gómez, Alberto Adame, Juan Antonio Rodríguez, Florian Riestea y Alfredo Carmona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2T10:17:55.106792657</meta:creation-date>
    <dc:date>2021-11-02T12:26:59.395662306</dc:date>
    <meta:editing-duration>PT7M33S</meta:editing-duration>
    <meta:editing-cycles>3</meta:editing-cycles>
    <meta:generator>LibreOffice/7.0.4.2$Linux_X86_64 LibreOffice_project/00$Build-2</meta:generator>
    <meta:document-statistic meta:table-count="0" meta:image-count="0" meta:object-count="0" meta:page-count="1" meta:paragraph-count="9" meta:word-count="302" meta:character-count="1865" meta:non-whitespace-character-count="1570"/>
  </office:meta>
</office:document-meta>
</file>